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89d" officeooo:paragraph-rsid="001d289d"/>
    </style:style>
    <style:style style:name="P2" style:family="paragraph" style:parent-style-name="Standard">
      <style:paragraph-properties fo:text-align="center" style:justify-single-word="false"/>
      <style:text-properties officeooo:rsid="001d289d" officeooo:paragraph-rsid="001d289d"/>
    </style:style>
    <style:style style:name="P3" style:family="paragraph" style:parent-style-name="Standard">
      <style:paragraph-properties>
        <style:tab-stops>
          <style:tab-stop style:position="0.5in"/>
        </style:tab-stops>
      </style:paragraph-properties>
      <style:text-properties officeooo:rsid="001d289d" officeooo:paragraph-rsid="001d289d"/>
    </style:style>
    <style:style style:name="P4" style:family="paragraph" style:parent-style-name="Standard">
      <style:paragraph-properties>
        <style:tab-stops>
          <style:tab-stop style:position="2.25in"/>
          <style:tab-stop style:position="4.4898in"/>
        </style:tab-stops>
      </style:paragraph-properties>
      <style:text-properties officeooo:rsid="001d289d" officeooo:paragraph-rsid="001d289d"/>
    </style:style>
    <style:style style:name="P5" style:family="paragraph" style:parent-style-name="Standard">
      <style:paragraph-properties>
        <style:tab-stops>
          <style:tab-stop style:position="2.25in"/>
          <style:tab-stop style:position="4.5in"/>
        </style:tab-stops>
      </style:paragraph-properties>
      <style:text-properties officeooo:rsid="001d289d" officeooo:paragraph-rsid="001d289d"/>
    </style:style>
    <style:style style:name="P6" style:family="paragraph" style:parent-style-name="Standard">
      <style:paragraph-properties>
        <style:tab-stops>
          <style:tab-stop style:position="4.5in"/>
        </style:tab-stops>
      </style:paragraph-properties>
      <style:text-properties officeooo:rsid="001d289d" officeooo:paragraph-rsid="001d289d"/>
    </style:style>
    <style:style style:name="P7" style:family="paragraph" style:parent-style-name="Standard">
      <style:paragraph-properties>
        <style:tab-stops>
          <style:tab-stop style:position="2.25in"/>
        </style:tab-stops>
      </style:paragraph-properties>
      <style:text-properties officeooo:rsid="001d289d" officeooo:paragraph-rsid="001d92ab"/>
    </style:style>
    <style:style style:name="P8" style:family="paragraph" style:parent-style-name="Standard">
      <style:paragraph-properties>
        <style:tab-stops>
          <style:tab-stop style:position="4.5in"/>
        </style:tab-stops>
      </style:paragraph-properties>
      <style:text-properties officeooo:rsid="001d289d" officeooo:paragraph-rsid="001d289d"/>
    </style:style>
    <style:style style:name="P9" style:family="paragraph" style:parent-style-name="Standard">
      <style:paragraph-properties>
        <style:tab-stops>
          <style:tab-stop style:position="1.0626in"/>
        </style:tab-stops>
      </style:paragraph-properties>
      <style:text-properties officeooo:rsid="001d289d" officeooo:paragraph-rsid="001d289d"/>
    </style:style>
    <style:style style:name="P10" style:family="paragraph" style:parent-style-name="Standard">
      <style:paragraph-properties>
        <style:tab-stops>
          <style:tab-stop style:position="1.0626in"/>
          <style:tab-stop style:position="3.9374in"/>
        </style:tab-stops>
      </style:paragraph-properties>
      <style:text-properties officeooo:rsid="001d289d" officeooo:paragraph-rsid="001d289d"/>
    </style:style>
    <style:style style:name="P11" style:family="paragraph" style:parent-style-name="Standard">
      <style:paragraph-properties>
        <style:tab-stops>
          <style:tab-stop style:position="1.0626in"/>
          <style:tab-stop style:position="3.9374in"/>
        </style:tab-stops>
      </style:paragraph-properties>
      <style:text-properties officeooo:rsid="001d289d" officeooo:paragraph-rsid="001d289d"/>
    </style:style>
    <style:style style:name="P12" style:family="paragraph" style:parent-style-name="Standard">
      <style:paragraph-properties fo:text-align="start" style:justify-single-word="false"/>
      <style:text-properties officeooo:rsid="001d289d" officeooo:paragraph-rsid="001d92ab"/>
    </style:style>
    <style:style style:name="P13" style:family="paragraph" style:parent-style-name="Standard">
      <style:paragraph-properties>
        <style:tab-stops>
          <style:tab-stop style:position="2.25in"/>
          <style:tab-stop style:position="4.5in"/>
        </style:tab-stops>
      </style:paragraph-properties>
      <style:text-properties officeooo:rsid="001d289d" officeooo:paragraph-rsid="001d289d"/>
    </style:style>
    <style:style style:name="P14" style:family="paragraph" style:parent-style-name="Standard">
      <style:paragraph-properties>
        <style:tab-stops>
          <style:tab-stop style:position="2.25in"/>
          <style:tab-stop style:position="4.4898in"/>
        </style:tab-stops>
      </style:paragraph-properties>
      <style:text-properties officeooo:rsid="001d289d" officeooo:paragraph-rsid="001f35b5"/>
    </style:style>
    <style:style style:name="P15" style:family="paragraph" style:parent-style-name="Standard">
      <style:text-properties officeooo:rsid="001d289d" officeooo:paragraph-rsid="001f35b5"/>
    </style:style>
    <style:style style:name="P16" style:family="paragraph" style:parent-style-name="Standard">
      <style:text-properties fo:font-weight="bold" officeooo:rsid="001d289d" officeooo:paragraph-rsid="001d289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d289d" officeooo:paragraph-rsid="001d289d" style:font-weight-asian="bold" style:font-weight-complex="bold"/>
    </style:style>
    <style:style style:name="P18" style:family="paragraph" style:parent-style-name="Standard">
      <style:text-properties fo:font-weight="bold" officeooo:rsid="001d289d" officeooo:paragraph-rsid="001f35b5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d289d" officeooo:paragraph-rsid="001d92ab" style:font-weight-asian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9374in"/>
        </style:tab-stops>
      </style:paragraph-properties>
      <style:text-properties fo:font-weight="normal" officeooo:rsid="001d289d" officeooo:paragraph-rsid="001d92ab" style:font-weight-asian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9374in"/>
        </style:tab-stops>
      </style:paragraph-properties>
      <style:text-properties fo:font-weight="normal" officeooo:rsid="001d289d" officeooo:paragraph-rsid="001f35b5" style:font-weight-asian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75in"/>
          <style:tab-stop style:position="1.0626in"/>
          <style:tab-stop style:position="3.9374in"/>
        </style:tab-stops>
      </style:paragraph-properties>
      <style:text-properties fo:font-weight="normal" officeooo:rsid="001d289d" officeooo:paragraph-rsid="001d92ab" style:font-weight-asian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0.75in"/>
          <style:tab-stop style:position="1.0626in"/>
          <style:tab-stop style:position="3.9374in"/>
        </style:tab-stops>
      </style:paragraph-properties>
      <style:text-properties fo:font-weight="normal" officeooo:rsid="001d289d" officeooo:paragraph-rsid="001f35b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rsid="001d92ab" officeooo:paragraph-rsid="001d92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35b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f35b5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USTIN KINDRED</text:p>
      <text:p text:style-name="P2">22797 Norris Peak Road</text:p>
      <text:p text:style-name="P2">Rapid City, South Dakota 57702</text:p>
      <text:p text:style-name="P2">Telephone: (605) 787-2907</text:p>
      <text:p text:style-name="P2"><text:a xlink:type="simple" xlink:href="mailto:dustin.kindred@outlook.com" text:style-name="Internet_20_link" text:visited-style-name="Visited_20_Internet_20_Link">dustin.kindred@outlook.com</text:a></text:p>
      <text:p text:style-name="P2"/>
      <text:p text:style-name="P1">OBJECTIVE</text:p>
      <text:p text:style-name="P3"><text:tab/>To obtain a position that utilizes the skills and education that I have obtained</text:p>
      <text:p text:style-name="P3"><text:tab/>through the continued perseverance in higher education.</text:p>
      <text:p text:style-name="P3"/>
      <text:p text:style-name="P1">EDUCATION</text:p>
      <text:p text:style-name="P1"><text:tab/><text:span text:style-name="T1">Chadron State Collage, Chadron, Nebraska </text:span><text:span text:style-name="T2">2016</text:span></text:p>
      <text:p text:style-name="P1"><text:tab/>Currently enrolled in the Masters of Organizational Management Program (Human Resources)</text:p>
      <text:p text:style-name="P1"><text:tab/>Expected graduation, <text:span text:style-name="T4">December</text:span> 2016 - GPA 3.<text:span text:style-name="T4">667</text:span></text:p>
      <text:p text:style-name="P1"/>
      <text:p text:style-name="P1"><text:tab/><text:span text:style-name="T1">National American University, Rapid City, South Dakota 2013</text:span></text:p>
      <text:p text:style-name="P1"><text:tab/>Bachelor of Science, Business Management - GPA 3.08</text:p>
      <text:p text:style-name="P1"/>
      <text:p text:style-name="P1"><text:tab/><text:span text:style-name="T1">Western Dakota Technical Institution, Rapid City, South Dakota 2011</text:span></text:p>
      <text:p text:style-name="P1"><text:tab/>Associate of Applied Science, Fire Science - GPA 3.14</text:p>
      <text:p text:style-name="P1"/>
      <text:p text:style-name="P1">EXPERIENCE</text:p>
      <text:p text:style-name="P1"/>
      <text:p text:style-name="P18">Old West Escrow Company </text:p>
      <text:p text:style-name="P18"/>
      <text:p text:style-name="P14">Account Manager<text:tab/>Rapid City, South Dakota<text:tab/><text:span text:style-name="T4">May 2016- Current</text:span></text:p>
      <text:p text:style-name="P15">My job at Old West Escrow is to record numerical data to keep financial records complete.</text:p>
      <text:p text:style-name="P15">This is done by performing any combination of routine calculating, posting and verifying</text:p>
      <text:p text:style-name="P15">duties to obtain primary financial data to administer privately funded contracts. The job also</text:p>
      <text:p text:style-name="P15">requires the accuracy of figures, calculations, and postings pertaining to business transactions</text:p>
      <text:p text:style-name="P15">recorded by other workers.</text:p>
      <text:p text:style-name="P1"/>
      <text:p text:style-name="P16">Old West Escrow Company Internship</text:p>
      <text:p text:style-name="P16"/>
      <text:p text:style-name="P4">Account Manager<text:tab/>Rapid City, South Dakota<text:tab/>January 2016-May 2016</text:p>
      <text:p text:style-name="P1">My job at Old West Escrow is to record numerical data to keep financial records complete.</text:p>
      <text:p text:style-name="P1">This is done by performing any combination of routine calculating, posting and verifying</text:p>
      <text:p text:style-name="P1">duties to obtain primary financial data to administer privately funded contracts. The job also</text:p>
      <text:p text:style-name="P1">requires the accuracy of figures, calculations, and postings pertaining to business transactions</text:p>
      <text:p text:style-name="P1">recorded by other workers.</text:p>
      <text:p text:style-name="P1"/>
      <text:p text:style-name="P16">Rushmore Mall </text:p>
      <text:p text:style-name="P1"/>
      <text:p text:style-name="P5">Marketing Administrator<text:tab/>Rapid City, South Dakota<text:tab/>December 2013-September 2015</text:p>
      <text:p text:style-name="P1">As a Marking Administrator my job was to coordinate all the marketing activities and</text:p>
      <text:p text:style-name="P1">improve the performance of the company's brands and products. Working closely with senior</text:p>
      <text:p text:style-name="P1">management for implementation of various marketing plans and activities aimed at increasing</text:p>
      <text:p text:style-name="P1">the business of the company. Provide market research and generate performance reports.</text:p>
      <text:p text:style-name="P1"/>
      <text:p text:style-name="P16"><text:soft-page-break/>Behavioral Management Systems</text:p>
      <text:p text:style-name="P1"/>
      <text:p text:style-name="P5">Team Coordinator <text:tab/>Rapid City, South Dakota <text:tab/>May 2011 - November 2013</text:p>
      <text:p text:style-name="P1">As a team coordinator my job responsibilities were to oversee the daily job duties of six</text:p>
      <text:p text:style-name="P1">28employees. This included time card approval, employee performance evaluations, and</text:p>
      <text:p text:style-name="P1">coordinating services between community partners for people with a mental illness. I was</text:p>
      <text:p text:style-name="P1">also in charge of creating marketing materials to further enhance the Crisis Care Center’s</text:p>
      <text:p text:style-name="P1">presence in the community. These materials contained brochures and flyers using a variety of</text:p>
      <text:p text:style-name="P1">software. My other duties included proving suicide prevention counseling and medical</text:p>
      <text:p text:style-name="P1">evaluations of consumers referred to the center or entering the center with a mental health</text:p>
      <text:p text:style-name="P1">crises and maintaining a budget to reduce costs.</text:p>
      <text:p text:style-name="P1"/>
      <text:p text:style-name="P16">Rushmore Mall</text:p>
      <text:p text:style-name="P1"/>
      <text:p text:style-name="P5">Guest Services Representative <text:tab/>Rapid City, South Dakota <text:tab/>November 2008 - June 2011</text:p>
      <text:p text:style-name="P1">I performed as sales agent and information source for guests and tenants of the Rushmore</text:p>
      <text:p text:style-name="P1">Mall. Working with the Marketing Director I helped to develop e-mail lists for the mall’s e-</text:p>
      <text:p text:style-name="P1">mail blast newsletter. I also created a database of all past and potential corporate clients that</text:p>
      <text:p text:style-name="P1">Simon Malls Inc. used to market gift cards.</text:p>
      <text:p text:style-name="P1"/>
      <text:p text:style-name="P16">U.S Forest Service</text:p>
      <text:p text:style-name="P1"/>
      <text:p text:style-name="P5">Firefighter <text:tab/>Spearfish, South Dakota <text:tab/>June 2010 - August 2010</text:p>
      <text:p text:style-name="P1">I worked with a fire crew managing prescribed burns, wildfire suppression, and fire</text:p>
      <text:p text:style-name="P1">preparedness. Duties included conducting regular maintenance and repairs on various</text:p>
      <text:p text:style-name="P1">equipment such as fire engines, tractors, mowers, chain saws, and hand tools; serving as an</text:p>
      <text:p text:style-name="P1">engine crew member during fire break preparation; and when not involved with fire related</text:p>
      <text:p text:style-name="P1">activities, I conducted natural resources-related project work on behalf of the United States</text:p>
      <text:p text:style-name="P1">Department of Agriculture in coordination with other federal and state agencies around the</text:p>
      <text:p text:style-name="P1">country.</text:p>
      <text:p text:style-name="P1"/>
      <text:p text:style-name="P16">Military Service</text:p>
      <text:p text:style-name="P1"/>
      <text:p text:style-name="P7"><text:span text:style-name="T1">U.S Navy Reserves </text:span></text:p>
      <text:p text:style-name="P7"><text:span text:style-name="T3">Electrician</text:span><text:span text:style-name="T1"> </text:span><text:tab/></text:p>
      <text:p text:style-name="P5">Navy Seabee Battalion 715 <text:tab/>Sioux Falls, South Dakota <text:tab/>November 2008 - September 2012</text:p>
      <text:p text:style-name="P5"/>
      <text:p text:style-name="P1">Assigned as a Petty Officer Second Class in Navy Seabee Battalion 715, I served as a Squad</text:p>
      <text:p text:style-name="P1">Team Leader where I supervised over 16 other sailors, and performed a variety of tasks</text:p>
      <text:p text:style-name="P1">including the conduct of quarters, troop movement and the supervising of daily cleaning</text:p>
      <text:p text:style-name="P1">activities.</text:p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U.S Navy</text:p>
      <text:p text:style-name="P1"/>
      <text:p text:style-name="P6">Aviation Data and Systems Technician <text:tab/>October 2004 - October 2008</text:p>
      <text:p text:style-name="P6"/>
      <text:p text:style-name="P1">In this position I performed a variety of clerical, administrative, and managerial duties</text:p>
      <text:p text:style-name="P1">necessary to keep aircraft maintenance activities running efficiently. This required close</text:p>
      <text:p text:style-name="P1">communication with all other aviation maintenance personnel</text:p>
      <text:p text:style-name="P1">.</text:p>
      <text:p text:style-name="P1"><text:span text:style-name="T1">March 2007 October 2008</text:span>: On the USS Abraham Lincoln I served as a quality assurance</text:p>
      <text:p text:style-name="P1">representative. As a member of (QA) I was the Navy Aeronautical Technical Publications</text:p>
      <text:p text:style-name="P1">Librarian responsible for dispersed libraries, work center audits and the training of dispersed</text:p>
      <text:p text:style-name="P1">29librarians. As a Publications Librarian I created and maintained 4,500 technical publications</text:p>
      <text:p text:style-name="P1">using software such as Word and Adobe Acrobat Pro. I also disseminated over 22,853</text:p>
      <text:p text:style-name="P1">technical directives to appropriate work centers aboard the ship. I successfully initiated,</text:p>
      <text:p text:style-name="P1">merged and transitioned their expansive library to a digital format reducing paper</text:p>
      <text:p text:style-name="P1">publications by over 20 percent. This transition resulted in an annual cost savings to the Navy</text:p>
      <text:p text:style-name="P1">of $41,256.</text:p>
      <text:p text:style-name="P1"/>
      <text:p text:style-name="P1"><text:span text:style-name="T1">March 2005 March 2007</text:span>: While assigned to Air Test and Evaluation Squadron 30 I served as</text:p>
      <text:p text:style-name="P1">plane captain training coordinator, support equipment coordinator and aviation armament</text:p>
      <text:p text:style-name="P1">equipment coordinator. I trained new sailors in the successful launch and retrieval of Navy</text:p>
      <text:p text:style-name="P1">aircraft. I also ensured that aircraft were “safe for flight” by performing regular daily, weekly</text:p>
      <text:p text:style-name="P1">and monthly inspections. I managed over 220 pieces of aircraft support equipment, ensuring</text:p>
      <text:p text:style-name="P1">their proper maintenance cycles were completed. As a result of my diligent efforts the</text:p>
      <text:p text:style-name="P1">squadron received zero discrepancies in three straight annual inspections.</text:p>
      <text:p text:style-name="P1"/>
      <text:p text:style-name="P1"/>
      <text:p text:style-name="P17">APPLICABLE SKILLS</text:p>
      <text:section text:style-name="Sect2" text:name="Section1">
        <text:p text:style-name="P20"><text:tab/>Microsoft Office Suite (2003-2013)</text:p>
        <text:p text:style-name="P20"><text:tab/>Accounting principles </text:p>
        <text:p text:style-name="P20"><text:tab/>Principles of Finance</text:p>
        <text:p text:style-name="P21"><text:tab/>Strong Organization</text:p>
        <text:p text:style-name="P20"><text:tab/>Task Oriented</text:p>
        <text:p text:style-name="P21"><text:tab/>Self Motivated</text:p>
        <text:p text:style-name="P22"><text:tab/>Technical Writing</text:p>
        <text:p text:style-name="P22"><text:tab/>Microsoft Publisher</text:p>
        <text:p text:style-name="P23"><text:tab/>HR Concepts </text:p>
        <text:p text:style-name="P23"><text:tab/>Communication Skills</text:p>
        <text:p text:style-name="P23"><text:tab/>Self-Starter</text:p>
      </text:section>
      <text:p text:style-name="P2"/>
      <text:p text:style-name="P2"/>
      <text:p text:style-name="P2"/>
      <text:p text:style-name="P17">References</text:p>
      <text:section text:style-name="Sect1" text:name="columns">
        <text:p text:style-name="P19">Patrick Murphy (personal)</text:p>
        <text:p text:style-name="P19">22799 Norris Peak Road</text:p>
        <text:p text:style-name="P19">Rapid City SD, 57702</text:p>
        <text:p text:style-name="P19">Phone: (605) 415-1676</text:p>
        <text:p text:style-name="P19">Karri Kenzil (co-worker) </text:p>
        <text:p text:style-name="P19">1103 Sitka St.</text:p>
        <text:p text:style-name="P19">Rapid City SD, 57701</text:p>
        <text:p text:style-name="P19">Phone: (307) 431-5626</text:p>
        <text:p text:style-name="P19">Adam Kay (co-worker)</text:p>
        <text:p text:style-name="P12"><text:span text:style-name="T3">Phone: (605) 786-7220</text:span></text:p>
        <text:p text:style-name="P24"><text:span text:style-name="T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0:52:20.066765327</meta:creation-date>
    <dc:date>2016-09-28T11:37:00.208762984</dc:date>
    <meta:editing-duration>PT13M46S</meta:editing-duration>
    <meta:editing-cycles>1</meta:editing-cycles>
    <meta:document-statistic meta:table-count="0" meta:image-count="0" meta:object-count="0" meta:page-count="3" meta:paragraph-count="115" meta:word-count="948" meta:character-count="6397" meta:non-whitespace-character-count="5527"/>
    <meta:generator>LibreOffice/5.0.5.2$Linux_X86_64 LibreOffice_project/00m0$Build-2</meta:generator>
  </office:meta>
</office:document-meta>
</file>